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8pt" style:font-size-asian="8pt" style:font-size-complex="8pt" loext:padding="0.049cm" loext:border="0.31pt solid #000000"/>
    </style:style>
    <style:style style:name="T258" style:family="text">
      <style:text-properties style:font-name="Liberation Mono" fo:font-size="11pt" style:font-size-asian="11pt" style:font-size-complex="11pt"/>
    </style:style>
    <style:style style:name="T259" style:family="text">
      <style:text-properties officeooo:rsid="102b859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1035cc54" style:font-weight-asian="bold" style:font-weight-complex="bold"/>
    </style:style>
    <style:style style:name="T262" style:family="text">
      <style:text-properties fo:font-weight="bold" officeooo:rsid="103b85c2" style:font-weight-asian="bold" style:font-weight-complex="bold"/>
    </style:style>
    <style:style style:name="T263" style:family="text">
      <style:text-properties officeooo:rsid="1035cc54"/>
    </style:style>
    <style:style style:name="T26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5"><text:span text:style-name="Strong_20_Emphasis"><text:span text:style-name="T15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T191"><text:note text:id="ftn1" text:note-class="footnote"><text:note-citation>1</text:note-citation><text:note-body><text:p text:style-name="P32"><text:span text:style-name="T177">L</text:span><text:span text:style-name="T178">TS stands for Long-Term Support, and this </text:span><text:span text:style-name="T185">June</text:span><text:span text:style-name="T179"> </text:span><text:span text:style-name="Strong_20_Emphasis"><text:span text:style-name="T102"><text:user-field-get text:name="Releaseyear">2023</text:user-field-get></text:span></text:span><text:span text:style-name="T181"><text:s/>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T179"><text:s/></text:span><text:span text:style-name="T188"><text:user-field-get text:name="Edition">Desktop</text:user-field-get></text:span><text:span text:style-name="T179"><text:s/></text:span><text:span text:style-name="T180">(</text:span><text:span text:style-name="T178">codenamed</text:span><text:span text:style-name="T180"> </text:span><text:span text:style-name="T184">bookworm</text:span><text:span text:style-name="T180">) </text:span><text:span text:style-name="T178">will be </text:span><text:span text:style-name="T183">supported</text:span><text:span text:style-name="T178"> for five years until </text:span><text:span text:style-name="T185">June</text:span><text:span text:style-name="T179"> </text:span><text:span text:style-name="T177">202</text:span><text:span text:style-name="T185">8</text:span><text:span text:style-name="T182">.</text:span></text:p></text:note-body></text:note></text:span><text:span text:style-name="T192"><text:s/></text:span><text:span text:style-name="T192"><text:user-field-get text:name="Edition">Desktop</text:user-field-get></text:span><text:span text:style-name="T193">.</text:span></text:p>
      <text:p text:style-name="P50"/>
      <text:p text:style-name="P48"><text:span text:style-name="T17">Fill in the </text:span><text:span text:style-name="Strong_20_Emphasis"><text:span text:style-name="T240"><text:s/></text:span></text:span><text:span text:style-name="Strong_20_Emphasis"><text:span text:style-name="T24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4">user</text:span></text:span><text:span text:style-name="T201"><text:tab/><text:tab/></text:span><text:span text:style-name="T200"> <text:tab/><text:tab/><text:tab/></text:span><text:span text:style-name="T202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196">na</text:span><text:span text:style-name="T197">me,</text:span><text:span text:style-name="T196"> </text:span><text:span text:style-name="T197">e.g.</text:span><text:span text:style-name="T196"> </text:span><text:span text:style-name="T198">J</text:span><text:span text:style-name="T211">a</text:span><text:span text:style-name="T198">n </text:span><text:span text:style-name="T211">Jansen</text:span><text:span text:style-name="T212">]</text:span></text:p>
      <text:p text:style-name="P56"><text:span text:style-name="Definition"><text:span text:style-name="T195">USER</text:span></text:span><text:span text:style-name="Definition"><text:span text:style-name="T253">na</text:span></text:span><text:span text:style-name="Definition"><text:span text:style-name="T255">me</text:span></text:span><text:span text:style-name="T194"><text:tab/><text:tab/><text:tab/></text:span><text:span text:style-name="T194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51"><text:span text:style-name="Definition"><text:span text:style-name="T253">COMPUTERNA</text:span></text:span><text:span text:style-name="Definition"><text:span text:style-name="T255">me</text:span></text:span><text:span text:style-name="T213"><text:tab/></text:span><text:span text:style-name="T253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3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4"><text:span text:style-name="Definition"><text:span text:style-name="T221">USER</text:span></text:span><text:span text:style-name="T220"><text:tab/><text:tab/></text:span><text:span text:style-name="T200"> <text:tab/><text:tab/><text:tab/></text:span><text:span text:style-name="T202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199">]</text:span></text:p>
      <text:p text:style-name="P92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7"><text:tab/><text:tab/><text:tab/></text:span></text:span><text:span text:style-name="T194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4"><text:tab/></text:span><text:span text:style-name="T225">[</text:span><text:span text:style-name="T226">user</text:span><text:span text:style-name="T224"> </text:span><text:span text:style-name="T229">na</text:span><text:span text:style-name="T230">me</text:span><text:span text:style-name="T229"> possibly </text:span><text:span text:style-name="T231">addit</text:span><text:span text:style-name="T233">i</text:span><text:span text:style-name="T231">onal </text:span><text:span text:style-name="T232">user</text:span><text:span text:style-name="T228">]</text:span></text:p>
      <text:p text:style-name="P51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7">.</text:span></text:p>
      <text:p text:style-name="P7"/>
      <text:p text:style-name="P7"/>
      <text:p text:style-name="P52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7"><text:span text:style-name="T247">New installation?</text:span><text:span text:style-name="T249"><text:tab/></text:span><text:span text:style-name="T250"></text:span><text:span text:style-name="T251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2">.</text:span></text:p>
      <text:p text:style-name="P49"/>
      <text:p text:style-name="P51"><text:span text:style-name="Strong_20_Emphasis"><text:span text:style-name="T28"/></text:span></text:p>
      <text:list xml:id="list4008361744" text:style-name="L1">
        <text:list-item>
          <text:p text:style-name="P97"><text:bookmark-start text:name="__RefNumPara__4083_1271708128"/>Prepar<text:span text:style-name="T259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6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82243812836942" text:continue-numbering="true" text:style-name="L1">
        <text:list-item>
          <text:p text:style-name="P96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71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1">Boot the computer from</text:span><text:span text:style-name="T173"><text:note text:id="ftn5" text:note-class="footnote"><text:note-citation>1</text:note-citation><text:note-body><text:p text:style-name="P90"><text:span text:style-name="T117">Boot menu/Setup via one of the </text:span><text:span text:style-name="T118">f</text:span><text:span text:style-name="T117">requently used keys:</text:span> Esc, Delete, F1, F2, <text:span text:style-name="T264">F9, </text:span>F10, F11, or F12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4"><text:note text:id="ftn6" text:note-class="footnote"><text:note-citation>2</text:note-citation><text:note-body><text:p text:style-name="P8"><text:span text:style-name="T234">From a Live USB stick or DVD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4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06">Create a bootable USB stick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4">, </text:span></text:span><text:span text:style-name="Strong_20_Emphasis"><text:span text:style-name="T108">under </text:span></text:span><text:span text:style-name="Strong_20_Emphasis"><text:span text:style-name="T114">DVD/USB</text:span></text:span><text:span text:style-name="Strong_20_Emphasis"><text:span text:style-name="T104"> click </text:span></text:span><text:span text:style-name="Strong_20_Emphasis"><text:span text:style-name="T108">on </text:span></text:span><text:span text:style-name="Strong_20_Emphasis"><text:span text:style-name="T114">amd64</text:span></text:span><text:span text:style-name="Strong_20_Emphasis"><text:span text:style-name="T108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1">debian-live-1</text:span><text:span text:style-name="T114">2</text:span><text:span text:style-name="T111">.</text:span><text:span text:style-name="T115">x</text:span><text:span text:style-name="T111">.</text:span><text:span text:style-name="T115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3">.</text:span></text:span><text:span text:style-name="Strong_20_Emphasis"><text:span text:style-name="T106"><text:line-break/></text:span></text:span><text:span text:style-name="Strong_20_Emphasis"><text:span text:style-name="T119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119">, under </text:span></text:span><text:span text:style-name="Strong_20_Emphasis"><text:span text:style-name="T120">Linux</text:span></text:span><text:span text:style-name="Strong_20_Emphasis"><text:span text:style-name="T119">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5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9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60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3">At</text:span> <text:span text:style-name="T260">Regio</text:span><text:span text:style-name="T262">n</text:span> <text:span text:style-name="T263">choose</text:span> <text:span text:style-name="T260">Europ</text:span><text:span text:style-name="T26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82242589425046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2"> <text:s/>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82243686601477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9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6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5"/>
      <text:p text:style-name="P55"><text:span text:style-name="Emphasis"><text:span text:style-name="T244">Written</text:span></text:span><text:span text:style-name="Emphasis"><text:span text:style-name="T242"> </text:span></text:span><text:span text:style-name="Emphasis"><text:span text:style-name="T244">by</text:span></text:span><text:span text:style-name="Emphasis"><text:span text:style-name="T24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3">Karel Zimmer</text:span></text:span></text:a><text:span text:style-name="Emphasis"><text:span text:style-name="T242">, </text:span></text:span><text:a xlink:type="simple" xlink:href="https://creativecommons.org/publicdomain/zero/1.0" text:style-name="Internet_20_link" text:visited-style-name="Visited_20_Internet_20_Link"><text:span text:style-name="Emphasis"><text:span text:style-name="T245">CC0 1.0 Universal</text:span></text:span></text:a><text:span text:style-name="Emphasis"><text:span text:style-name="T242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9T08:22:41.954765883">09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2:41.769938977</dc:date>
    <meta:keyword>Installatie</meta:keyword>
    <meta:keyword>Checklist</meta:keyword>
    <meta:keyword>Linux</meta:keyword>
    <meta:editing-cycles>6907</meta:editing-cycles>
    <meta:editing-duration>P12DT4H22M3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5" meta:character-count="3688" meta:non-whitespace-character-count="3136"/>
    <meta:user-defined meta:name="Info 1"/>
    <meta:user-defined meta:name="Info 2"/>
    <meta:user-defined meta:name="Info 3"/>
    <meta:user-defined meta:name="Info 4"/>
  </office:meta>
</office:document-meta>
</file>